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17018832">
          <text:deletion>
            <office:change-info>
              <dc:creator>Bob Jacobsen</dc:creator>
              <dc:date>2010-10-08T18:03:00</dc:date>
            </office:change-info>
            <text:h text:style-name="P1" text:outline-level="1">Title</text:h>
          </text:deletion>
        </text:changed-region>
        <text:changed-region text:id="ct517111440">
          <text:insertion>
            <office:change-info>
              <dc:creator>Bob Jacobsen</dc:creator>
              <dc:date>2010-10-08T18:03:00</dc:date>
            </office:change-info>
          </text:insertion>
        </text:changed-region>
        <text:changed-region text:id="ct517111536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517045040">
          <text:deletion>
            <office:change-info>
              <dc:creator>Bob Jacobsen</dc:creator>
              <dc:date>2010-10-08T18:06:00</dc:date>
            </office:change-info>
            <text:p text:style-name="Standard"><text:s/></text:p>
          </text:deletion>
        </text:changed-region>
        <text:changed-region text:id="ct517018976">
          <text:deletion>
            <office:change-info>
              <dc:creator>Bob Jacobsen</dc:creator>
              <dc:date>2010-10-08T18:0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517020384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text:id="ct517053600">
          <text:deletion>
            <office:change-info>
              <dc:creator>Bob Jacobsen</dc:creator>
              <dc:date>2010-10-08T18:06:00</dc:date>
            </office:change-info>
            <text:p text:style-name="Standard"/>
            <text:h text:style-name="Heading_20_1" text:outline-level="1"/>
          </text:deletion>
        </text:changed-region>
        <text:changed-region text:id="ct517048288">
          <text:deletion>
            <office:change-info>
              <dc:creator>Bob Jacobsen</dc:creator>
              <dc:date>2010-10-08T18:04:00</dc:date>
            </office:change-info>
            <text:h text:style-name="Heading_20_1" text:outline-level="1">Section Title</text:h>
          </text:deletion>
        </text:changed-region>
        <text:changed-region text:id="ct517062672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517062768">
          <text:deletion>
            <office:change-info>
              <dc:creator>Bob Jacobsen</dc:creator>
              <dc:date>2010-10-08T18:05:00</dc:date>
            </office:change-info>
            <text:p text:style-name="Standard"/>
            <text:h text:style-name="Heading_20_1" text:outline-level="1" text:is-list-header="true">Section Title</text:h>
            <text:p text:style-name="Standard">Praesent gravida pulvinar vehicula. Vivamus eu nisl eget sem rutrum suscipit id a magna. Integer id ante odio. </text:p>
            <text:list xml:id="list191188940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517020128">
          <text:deletion>
            <office:change-info>
              <dc:creator>Bob Jacobsen</dc:creator>
              <dc:date>2010-10-08T18:04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517018832"/><text:change-start text:change-id="ct517111440"/>Introduction</text:h>
      <text:p text:style-name="Standard"><text:change-end text:change-id="ct517111440"/><text:change-start text:change-id="ct517111536"/>This explanatory note contains informative discussion and background for the corresponding “OpenLCB CAN Event Transport Specification”. This explanation is not normative in any way.<text:change-end text:change-id="ct517111536"/><text:change text:change-id="ct517045040"/><text:change text:change-id="ct517018976"/></text:p>
      <text:h text:style-name="Heading_20_1" text:outline-level="1"><text:change-start text:change-id="ct517020384"/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> </text:p>
      <text:p text:style-name="Standard"/>
      <text:p text:style-name="Standard">Below this is just a collection of pieces from other docs right now.</text:p>
      <text:p text:style-name="Standard"> </text:p>
      <text:p text:style-name="Standard"> </text:p>
      <text:p text:style-name="Standard">For monitoring purposes, it was proposed that a PCER message carry a sequence number which increments each time the associated P/C Event ID is sent. It is not at all clear how to do this across nodes, or even across Producers within a single node, as there may be more than one thing that can cause the same P/C Event ID to be sent by a single board;. We decided this would cause more problems than it solved, and omitted it.</text:p>
      <text:p text:style-name="Standard">There's not room in a CAN frame for both a destination NID and a EID. The protocol has therefore been constructed so that any message carrying an EID (and that isn't a datagram) is globally addressed.<text:change-end text:change-id="ct517020384"/><text:change text:change-id="ct517053600"/><text:change text:change-id="ct517048288"/><text:change-start text:change-id="ct517062672"/></text:p>
      <text:p text:style-name="Standard"/>
      <text:p text:style-name="Standard"><text:change-end text:change-id="ct517062672"/><text:change text:change-id="ct517062768"/><text:change text:change-id="ct51702012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<text:soft-page-break/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1725529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1725544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17255296"/><text:change-start text:change-id="ct517255440"/>OpenLCB-CAN Praesent Gravida Standard or Technical Note<text:change-end text:change-id="ct517255440"/></text:p>
      </style:header>
      <style:footer>
        <text:tracked-changes>
          <text:changed-region text:id="ct5172546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1724433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1724443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17254672"/><text:change-start text:change-id="ct517244336"/><text:span text:style-name="MT2">Copyright 2010, by J. Day, D. Harris, B. Jacobsen, and A. Shepherd</text:span><text:change-end text:change-id="ct517244336"/><text:change text:change-id="ct51724443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3:36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0006916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4999276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00069264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491506160">
            <text:deletion>
              <office:change-info>
                <dc:creator>Bob Jacobsen</dc:creator>
                <dc:date>2010-10-08T18:03:00</dc:date>
              </office:change-info>
              <text:p text:style-name="MP7">(title)</text:p>
            </text:deletion>
          </text:changed-region>
          <text:changed-region text:id="ct491506256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text:id="ct49992612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878828096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text:id="ct49992622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00066592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00069168"/><text:change-start text:change-id="ct499927664"/>OpenLCB <text:change-end text:change-id="ct499927664"/><text:change-start text:change-id="ct500069264"/>Technical Note<text:change-end text:change-id="ct5000692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91506160"/><text:change-start text:change-id="ct491506256"/>OpenLCB-CAN Event Transport<text:change-end text:change-id="ct4915062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499926128"/><text:change-start text:change-id="ct878828096"/><text:date style:data-style-name="N75" text:date-value="2010-10-14T08:43:36">Oct 14, 2010</text:date><text:change-end text:change-id="ct878828096"/></text:p>
            </table:table-cell>
            <table:table-cell table:style-name="Table1.C1" office:value-type="string">
              <text:p text:style-name="MP7"><text:change text:change-id="ct499926224"/><text:change-start text:change-id="ct500066592"/>Preliminary<text:change-end text:change-id="ct500066592"/></text:p>
            </table:table-cell>
          </table:table-row>
        </table:table>
        <text:p text:style-name="Header"/>
      </style:header>
      <style:footer>
        <text:tracked-changes>
          <text:changed-region text:id="ct51725515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1724457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1726094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17255152"/><text:change-start text:change-id="ct517244576"/><text:span text:style-name="MT5">10</text:span><text:change-end text:change-id="ct517244576"/><text:span text:style-name="MT5">, by J. Day, D. Harris, B. Jacobsen, </text:span><text:change text:change-id="ct517260944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3:36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Event Transport Technical Note</dc:title>
    <meta:initial-creator>Alex Shepherd</meta:initial-creator>
    <meta:creation-date>2009-01-22T07:11:27</meta:creation-date>
    <meta:editing-cycles>54</meta:editing-cycles>
    <meta:editing-duration>PT11H58M50S</meta:editing-duration>
    <meta:generator>OpenOffice.org/3.2$Unix OpenOffice.org_project/320m18$Build-9502</meta:generator>
    <dc:date>2010-10-14T08:43:36</dc:date>
    <dc:creator>Bob Jacobsen</dc:creator>
    <meta:keyword>OpenLCB-CAN Event Transport</meta:keyword>
    <meta:document-statistic meta:table-count="1" meta:image-count="1" meta:object-count="0" meta:page-count="2" meta:paragraph-count="41" meta:word-count="374" meta:character-count="2307"/>
    <meta:user-defined meta:name="Info 1"/>
    <meta:user-defined meta:name="Info 2"/>
    <meta:user-defined meta:name="Info 3"/>
    <meta:user-defined meta:name="Info 4"/>
  </office:meta>
</office:document-meta>
</file>